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58081" officeooo:paragraph-rsid="001580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mple file</text:p>
      <text:p text:style-name="Text_20_body"/>
      <text:p text:style-name="P1">This file was uploaded with CA-uploader:</text:p>
      <text:p text:style-name="P1">https://github.com/artturimatias/CA-uploade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1:06:55.350237969</meta:creation-date>
    <dc:date>2019-02-14T11:07:55.699473859</dc:date>
    <meta:editing-duration>PT1M4S</meta:editing-duration>
    <meta:editing-cycles>1</meta:editing-cycles>
    <meta:document-statistic meta:table-count="0" meta:image-count="0" meta:object-count="0" meta:page-count="1" meta:paragraph-count="3" meta:word-count="9" meta:character-count="95" meta:non-whitespace-character-count="89"/>
    <meta:generator>LibreOffice/5.2.7.2$Linux_X86_64 LibreOffice_project/20m0$Build-2</meta:generator>
  </office:meta>
</office:document-meta>
</file>